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>
      <style:graphic-properties draw:stroke="solid" svg:stroke-width="0.026cm" svg:stroke-color="#4a7ebb" draw:fill="gradient" draw:fill-gradient-name="Gradient_20_7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_20_1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lindrome Problem</text:span></text:p>
          </draw:text-box>
        </draw:frame>
        <draw:custom-shape draw:name="Subtitle 2" draw:style-name="gr1" draw:text-style-name="P2" draw:layer="layout" svg:width="17.779cm" svg:height="4.867cm" svg:x="3.81cm" svg:y="10.795cm">
          <text:p text:style-name="P3"><text:span text:style-name="T2">Design Inform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dules</text:span></text:p>
          </draw:text-box>
        </draw:frame>
        <draw:custom-shape draw:name="Rectangle 3" draw:style-name="gr3" draw:text-style-name="P2" draw:layer="layout" svg:width="5.397cm" svg:height="2.751cm" svg:x="1.588cm" svg:y="5.08cm">
          <text:p text:style-name="P4"><text:span text:style-name="T2">Word Signatures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5.397cm" svg:height="2.751cm" svg:x="1.905cm" svg:y="9.949cm">
          <text:p text:style-name="P4"><text:span text:style-name="T2">Utils</text:span></text:p>
          <draw:enhanced-geometry svg:viewBox="0 0 21600 21600" draw:type="rectangle" draw:enhanced-path="M 0 0 L 21600 0 21600 21600 0 21600 0 0 Z N"/>
        </draw:custom-shape>
        <draw:custom-shape draw:name="Rectangle 5" draw:style-name="gr3" draw:text-style-name="P2" draw:layer="layout" svg:width="5.397cm" svg:height="2.751cm" svg:x="10.478cm" svg:y="8.679cm">
          <text:p text:style-name="P4"><text:span text:style-name="T2">Pangram Cost Computation</text:span></text:p>
          <draw:enhanced-geometry svg:viewBox="0 0 21600 21600" draw:type="rectangle" draw:enhanced-path="M 0 0 L 21600 0 21600 21600 0 21600 0 0 Z N"/>
        </draw:custom-shape>
        <draw:custom-shape draw:name="Rectangle 7" draw:style-name="gr3" draw:text-style-name="P2" draw:layer="layout" svg:width="5.397cm" svg:height="2.751cm" svg:x="9.102cm" svg:y="4.657cm">
          <text:p text:style-name="P4"><text:span text:style-name="T2">Main Search Problem Definition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2" draw:layer="layout" svg:width="5.397cm" svg:height="2.751cm" svg:x="10.478cm" svg:y="12.7cm">
          <text:p text:style-name="P4"><text:span text:style-name="T2">Dictionary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2" draw:layer="layout" svg:width="5.397cm" svg:height="2.751cm" svg:x="18.415cm" svg:y="6.139cm">
          <text:p text:style-name="P4"><text:span text:style-name="T2">Binary Search</text:span></text:p>
          <draw:enhanced-geometry svg:viewBox="0 0 21600 21600" draw:type="rectangle" draw:enhanced-path="M 0 0 L 21600 0 21600 21600 0 21600 0 0 Z N"/>
        </draw:custom-shape>
        <draw:custom-shape draw:name="Rectangle 10" draw:style-name="gr3" draw:text-style-name="P2" draw:layer="layout" svg:width="5.397cm" svg:height="2.751cm" svg:x="1.27cm" svg:y="14.288cm">
          <text:p text:style-name="P4"><text:span text:style-name="T2">Metrics</text:span></text:p>
          <draw:enhanced-geometry svg:viewBox="0 0 21600 21600" draw:type="rectangle" draw:enhanced-path="M 0 0 L 21600 0 21600 21600 0 21600 0 0 Z N"/>
        </draw:custom-shape>
        <draw:custom-shape draw:name="Rectangle 11" draw:style-name="gr3" draw:text-style-name="P2" draw:layer="layout" svg:width="5.397cm" svg:height="2.751cm" svg:x="18.415cm" svg:y="10.795cm">
          <text:p text:style-name="P4"><text:span text:style-name="T2">Pangram Search Problem Definition</text:span></text:p>
          <draw:enhanced-geometry svg:viewBox="0 0 21600 21600" draw:type="rectangle" draw:enhanced-path="M 0 0 L 21600 0 21600 21600 0 21600 0 0 Z N"/>
        </draw:custom-shape>
        <draw:custom-shape draw:name="Rectangle 12" draw:style-name="gr3" draw:text-style-name="P2" draw:layer="layout" svg:width="5.397cm" svg:height="2.751cm" svg:x="18.415cm" svg:y="14.605cm">
          <text:p text:style-name="P4"><text:span text:style-name="T2">Evens Odds Search Problem Defini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a4c1ff" draw:end-color="#e5e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solid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soli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solid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soli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 style:font-size-asian="14pt" style:font-size-complex="14pt"/>
    </style:style>
    <style:style style:name="MP9" style:family="paragraph">
      <style:paragraph-properties fo:text-align="end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custom-shape draw:name="Subtitle 2" draw:style-name="Mgr3" draw:text-style-name="MP4" draw:layer="backgroundobjects" svg:width="17.779cm" svg:height="4.867cm" svg:x="3.81cm" svg:y="10.795cm">
        <text:p text:style-name="MP5"><text:span text:style-name="MT2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09-06-05">6/5/0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4"><text:span text:style-name="MT4">Click to edit the outline text format</text:span></text:p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4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09-06-05">6/5/09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6-05T01:45:11</dc:date>
    <meta:document-statistic meta:object-count="49"/>
    <meta:generator>OpenOffice.org/3.0$Unix OpenOffice.org_project/300m15$Build-9379</meta:generator>
  </office:meta>
</office:document-meta>
</file>